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f</text:p>
          </table:table-cell>
          <table:table-cell table:style-name="Default" office:value-type="string" calcext:value-type="string">
            <text:p>ano</text:p>
          </table:table-cell>
          <table:table-cell office:value-type="string" calcext:value-type="string">
            <text:p>medicos_mil_hab</text:p>
          </table:table-cell>
          <table:table-cell office:value-type="string" calcext:value-type="string">
            <text:p>dengue_cem_mil_hab</text:p>
          </table:table-cell>
          <table:table-cell office:value-type="string" calcext:value-type="string">
            <text:p>casos_hemorragica</text:p>
          </table:table-cell>
          <table:table-cell office:value-type="string" calcext:value-type="string">
            <text:p>obitos_hemorragica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5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1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55.5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1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2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0.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0</text:p>
          </table:table-cell>
          <table:table-cell office:value-type="string" calcext:value-type="string">
            <text:p>2.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52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0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2.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244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670.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238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2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2</text:p>
          </table:table-cell>
          <table:table-cell office:value-type="string" calcext:value-type="string">
            <text:p>0.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2.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3.9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30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41.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1.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3</text:p>
          </table:table-cell>
          <table:table-cell office:value-type="string" calcext:value-type="string">
            <text:p>0.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11.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8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1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1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5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7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29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72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9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9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7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6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0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5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4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19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2.87</text:p>
          </table:table-cell>
          <table:table-cell office:value-type="float" office:value="265" calcext:value-type="float">
            <text:p>26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0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3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6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317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98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13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203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39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2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74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69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36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307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1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2.95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58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65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94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2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49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69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79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1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0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95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4</text:p>
          </table:table-cell>
          <table:table-cell office:value-type="float" office:value="986" calcext:value-type="float">
            <text:p>98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58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16</text:p>
          </table:table-cell>
          <table:table-cell office:value-type="float" office:value="437" calcext:value-type="float">
            <text:p>4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7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57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31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453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53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5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7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3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51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27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538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90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80.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747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699.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37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62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7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2</text:p>
          </table:table-cell>
          <table:table-cell office:value-type="float" office:value="862" calcext:value-type="float">
            <text:p>8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354.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36.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3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29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9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76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3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4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7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49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75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86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82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29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737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40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16</text:p>
          </table:table-cell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688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9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1.07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1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3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263.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41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27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248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32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0</text:p>
          </table:table-cell>
          <table:table-cell/>
          <table:table-cell office:value-type="string" calcext:value-type="string">
            <text:p>252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76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57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81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616.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662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353.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9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48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3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47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33</text:p>
          </table:table-cell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8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28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0.6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51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5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2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54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 office:value-type="float" office:value="661" calcext:value-type="float">
            <text:p>66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13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51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641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417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09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52.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31.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43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68.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70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95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212.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78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243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431.5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37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447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01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10.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7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09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75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35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2</text:p>
          </table:table-cell>
          <table:table-cell/>
          <table:table-cell office:value-type="string" calcext:value-type="string">
            <text:p>163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46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305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57.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4</text:p>
          </table:table-cell>
          <table:table-cell office:value-type="float" office:value="765" calcext:value-type="float">
            <text:p>76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536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235.7</text:p>
          </table:table-cell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97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28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582.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10.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796.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691.9</text:p>
          </table:table-cell>
          <table:table-cell office:value-type="float" office:value="1577" calcext:value-type="float">
            <text:p>157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10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3.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568.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356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421.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47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06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6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32.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390.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48.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755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53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25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429.6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.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6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86.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.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55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315.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7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900.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7.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52.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11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9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357.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61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4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61.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29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86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474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22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7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0.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91.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8.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2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2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4.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73.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0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4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08.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4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88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34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602.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18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430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57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08.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50.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35.9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60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66.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6.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8.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29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80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8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4.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28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245.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335.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5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72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9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52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92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00.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446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83.8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58.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46.5</text:p>
          </table:table-cell>
          <table:table-cell office:value-type="float" office:value="172" calcext:value-type="float">
            <text:p>17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75.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5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03.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03.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57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54.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77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3.35</text:p>
          </table:table-cell>
          <table:table-cell office:value-type="float" office:value="171" calcext:value-type="float">
            <text:p>17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30.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538.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348.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424.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2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87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68.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09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01.1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2</text:p>
          </table:table-cell>
          <table:table-cell office:value-type="float" office:value="562" calcext:value-type="float">
            <text:p>5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06</text:p>
          </table:table-cell>
          <table:table-cell office:value-type="float" office:value="957" calcext:value-type="float">
            <text:p>9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14.1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321.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12.4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437.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92.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62.8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345.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0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67.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43.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94.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67.7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21.6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59.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45</text:p>
          </table:table-cell>
          <table:table-cell office:value-type="float" office:value="2976" calcext:value-type="float">
            <text:p>297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65.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66.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7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47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73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36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26.2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193.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79</text:p>
          </table:table-cell>
          <table:table-cell office:value-type="float" office:value="211" calcext:value-type="float">
            <text:p>211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201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1</text:p>
          </table:table-cell>
          <table:table-cell office:value-type="float" office:value="791" calcext:value-type="float">
            <text:p>79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88.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5.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74.5</text:p>
          </table:table-cell>
          <table:table-cell office:value-type="float" office:value="484" calcext:value-type="float">
            <text:p>48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918.4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8.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13.5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14</text:p>
          </table:table-cell>
          <table:table-cell office:value-type="float" office:value="418" calcext:value-type="float">
            <text:p>41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065.6</text:p>
          </table:table-cell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38.2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48.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89</text:p>
          </table:table-cell>
          <table:table-cell office:value-type="float" office:value="756" calcext:value-type="float">
            <text:p>756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49.1</text:p>
          </table:table-cell>
          <table:table-cell office:value-type="float" office:value="1859" calcext:value-type="float">
            <text:p>185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7.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3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227.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609.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8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5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345.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800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51.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756.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02.9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268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343.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6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23.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76.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80.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4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35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26.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72.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83.4</text:p>
          </table:table-cell>
          <table:table-cell office:value-type="float" office:value="603" calcext:value-type="float">
            <text:p>60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83.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767.4</text:p>
          </table:table-cell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42.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1.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625.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839.2</text:p>
          </table:table-cell>
          <table:table-cell office:value-type="float" office:value="790" calcext:value-type="float">
            <text:p>79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646.4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0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4.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298.9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4793.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684.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205.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48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668.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87.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228.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251.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247.7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77.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393.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517.6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38.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324.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094.8</text:p>
          </table:table-cell>
          <table:table-cell office:value-type="float" office:value="185" calcext:value-type="float">
            <text:p>18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86.5</text:p>
          </table:table-cell>
          <table:table-cell office:value-type="float" office:value="434" calcext:value-type="float">
            <text:p>43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69" calcext:value-type="float">
            <text:p>4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365.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34.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2593.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167.8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1700.1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0</text:p>
          </table:table-cell>
          <table:table-cell/>
          <table:table-cell office:value-type="string" calcext:value-type="string">
            <text:p>584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1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571.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779.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322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253.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418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855.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79.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22.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747.8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731.4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334.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51.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85.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89.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82.6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205.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47.6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036.8</text:p>
          </table:table-cell>
          <table:table-cell office:value-type="float" office:value="922" calcext:value-type="float">
            <text:p>92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78.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39.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47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02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565.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1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29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1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43.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99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207.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224.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819.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79.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87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637.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891.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229.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56.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888.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215.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48.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34.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116.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69.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67.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1054.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398.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2</text:p>
          </table:table-cell>
          <table:table-cell/>
          <table:table-cell office:value-type="string" calcext:value-type="string">
            <text:p>54.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505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33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468.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9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14.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32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58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52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56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344.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560.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38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86.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342.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406.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2021.3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17</text:p>
          </table:table-cell>
          <table:table-cell office:value-type="float" office:value="1771" calcext:value-type="float">
            <text:p>177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301.6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64</text:p>
          </table:table-cell>
          <table:table-cell office:value-type="float" office:value="506" calcext:value-type="float">
            <text:p>506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87</text:p>
          </table:table-cell>
          <table:table-cell office:value-type="float" office:value="601" calcext:value-type="float">
            <text:p>60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2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051.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105.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165.9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3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28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5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29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9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25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0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48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43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3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8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3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2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5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64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23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0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3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1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49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0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51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01/01/2014</text:p>
          </table:table-cell>
          <table:table-cell office:value-type="string" calcext:value-type="string">
            <text:p>1.51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dos.A623:dados.AMJ6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22:48:36.546065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dc:date>2017-01-21T23:49:22.970809431</dc:date>
    <meta:editing-duration>PT39M37S</meta:editing-duration>
    <meta:editing-cycles>16</meta:editing-cycles>
    <meta:document-statistic meta:table-count="1" meta:cell-count="3823" meta:object-count="0"/>
  </office:meta>
</office:document-meta>
</file>